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43" style:family="text">
      <style:text-properties style:font-name="Open Sans" fo:font-style="italic" fo:font-weight="normal" officeooo:rsid="00264ef6" style:font-style-asian="italic" style:font-weight-asian="normal" style:font-style-complex="italic" style:font-weight-complex="normal"/>
    </style:style>
    <style:style style:name="T44" style:family="text">
      <style:text-properties style:font-name="Open Sans" fo:font-style="italic" fo:font-weight="normal" officeooo:rsid="0029b4cd" style:font-style-asian="italic" style:font-weight-asian="normal" style:font-style-complex="italic" style:font-weight-complex="normal"/>
    </style:style>
    <style:style style:name="T45" style:family="text">
      <style:text-properties style:font-name="Open Sans" fo:font-style="italic" style:text-underline-style="none" fo:font-weight="normal" style:font-style-asian="italic" style:font-weight-asian="normal" style:font-style-complex="italic" style:font-weight-complex="normal"/>
    </style:style>
    <style:style style:name="T46"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46">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43">“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44">“...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45">”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
      <text:p text:style-name="P25"><text:soft-page-break/><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i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42">1.3 Licencias de software</text:span></text:p>
      <text:p text:style-name="P25"><text:span text:style-name="T40"/></text:p>
      <text:p text:style-name="P25"><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 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ia WhatsApp en sus inicios), las garantías por parte el programador, el ámbito geográfico de su validez (como por ejemplo los juegos que están divididos por regiones USA, Japón, Europa, etc.) y compromisos por parte del usuario (“Se un chico bueno y no piratees mi software, o te caerá el FBI, la CIA y la </text:span><text:soft-page-break/><text:span text:style-name="T40">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2:18:22.520391978</dc:date>
    <meta:editing-duration>PT3H43M22S</meta:editing-duration>
    <meta:editing-cycles>36</meta:editing-cycles>
    <meta:generator>LibreOffice/4.3.7.2$Linux_X86_64 LibreOffice_project/430m0$Build-2</meta:generator>
    <meta:document-statistic meta:table-count="1" meta:image-count="3" meta:object-count="0" meta:page-count="5" meta:paragraph-count="32" meta:word-count="1589" meta:character-count="9522" meta:non-whitespace-character-count="7931"/>
  </office:meta>
</office:document-meta>
</file>